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ot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visits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.483684505" calcext:value-type="float">
            <text:p>10.483684505</text:p>
          </table:table-cell>
          <table:table-cell office:value-type="float" office:value="284.5" calcext:value-type="float">
            <text:p>284.5</text:p>
          </table:table-cell>
          <table:table-cell office:value-type="float" office:value="288513396.5" calcext:value-type="float">
            <text:p>288513396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.0427856015" calcext:value-type="float">
            <text:p>9.0427856015</text:p>
          </table:table-cell>
          <table:table-cell office:value-type="float" office:value="341" calcext:value-type="float">
            <text:p>341</text:p>
          </table:table-cell>
          <table:table-cell office:value-type="float" office:value="232273574.5" calcext:value-type="float">
            <text:p>232273574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.396474328" calcext:value-type="float">
            <text:p>10.396474328</text:p>
          </table:table-cell>
          <table:table-cell office:value-type="float" office:value="417.25" calcext:value-type="float">
            <text:p>417.25</text:p>
          </table:table-cell>
          <table:table-cell office:value-type="float" office:value="264782479.8" calcext:value-type="float">
            <text:p>264782479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.529580481" calcext:value-type="float">
            <text:p>10.529580481</text:p>
          </table:table-cell>
          <table:table-cell office:value-type="float" office:value="276.666666666667" calcext:value-type="float">
            <text:p>276.6666666667</text:p>
          </table:table-cell>
          <table:table-cell office:value-type="float" office:value="269086036" calcext:value-type="float">
            <text:p>2690860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0583535859" calcext:value-type="float">
            <text:p>6.0583535859</text:p>
          </table:table-cell>
          <table:table-cell office:value-type="float" office:value="208.5" calcext:value-type="float">
            <text:p>208.5</text:p>
          </table:table-cell>
          <table:table-cell office:value-type="float" office:value="144547228.8" calcext:value-type="float">
            <text:p>144547228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.0502121559" calcext:value-type="float">
            <text:p>6.0502121559</text:p>
          </table:table-cell>
          <table:table-cell office:value-type="float" office:value="215.6" calcext:value-type="float">
            <text:p>215.6</text:p>
          </table:table-cell>
          <table:table-cell office:value-type="float" office:value="142629918.4" calcext:value-type="float">
            <text:p>142629918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.957122294" calcext:value-type="float">
            <text:p>9.957122294</text:p>
          </table:table-cell>
          <table:table-cell office:value-type="float" office:value="257.1" calcext:value-type="float">
            <text:p>257.1</text:p>
          </table:table-cell>
          <table:table-cell office:value-type="float" office:value="248691618.3" calcext:value-type="float">
            <text:p>248691618.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7760274487" calcext:value-type="float">
            <text:p>4.7760274487</text:p>
          </table:table-cell>
          <table:table-cell office:value-type="float" office:value="180.444444444444" calcext:value-type="float">
            <text:p>180.4444444444</text:p>
          </table:table-cell>
          <table:table-cell office:value-type="float" office:value="106149485" calcext:value-type="float">
            <text:p>1061494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.6543762652" calcext:value-type="float">
            <text:p>5.6543762652</text:p>
          </table:table-cell>
          <table:table-cell office:value-type="float" office:value="210.1" calcext:value-type="float">
            <text:p>210.1</text:p>
          </table:table-cell>
          <table:table-cell office:value-type="float" office:value="138320256.9" calcext:value-type="float">
            <text:p>138320256.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.451061362" calcext:value-type="float">
            <text:p>6.451061362</text:p>
          </table:table-cell>
          <table:table-cell office:value-type="float" office:value="220" calcext:value-type="float">
            <text:p>220</text:p>
          </table:table-cell>
          <table:table-cell office:value-type="float" office:value="154199388.5" calcext:value-type="float">
            <text:p>154199388.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.3678740373" calcext:value-type="float">
            <text:p>5.3678740373</text:p>
          </table:table-cell>
          <table:table-cell office:value-type="float" office:value="182.307692307692" calcext:value-type="float">
            <text:p>182.3076923077</text:p>
          </table:table-cell>
          <table:table-cell office:value-type="float" office:value="123609783.6" calcext:value-type="float">
            <text:p>123609783.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.6475728464" calcext:value-type="float">
            <text:p>4.6475728464</text:p>
          </table:table-cell>
          <table:table-cell office:value-type="float" office:value="160.727272727273" calcext:value-type="float">
            <text:p>160.7272727273</text:p>
          </table:table-cell>
          <table:table-cell office:value-type="float" office:value="104360795.3" calcext:value-type="float">
            <text:p>104360795.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.8141413146" calcext:value-type="float">
            <text:p>5.8141413146</text:p>
          </table:table-cell>
          <table:table-cell office:value-type="float" office:value="178.384615384615" calcext:value-type="float">
            <text:p>178.3846153846</text:p>
          </table:table-cell>
          <table:table-cell office:value-type="float" office:value="126172685.6" calcext:value-type="float">
            <text:p>126172685.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.0855905288" calcext:value-type="float">
            <text:p>6.0855905288</text:p>
          </table:table-cell>
          <table:table-cell office:value-type="float" office:value="187" calcext:value-type="float">
            <text:p>187</text:p>
          </table:table-cell>
          <table:table-cell office:value-type="float" office:value="146973122.6" calcext:value-type="float">
            <text:p>146973122.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8497516096" calcext:value-type="float">
            <text:p>4.8497516096</text:p>
          </table:table-cell>
          <table:table-cell office:value-type="float" office:value="155.444444444444" calcext:value-type="float">
            <text:p>155.4444444444</text:p>
          </table:table-cell>
          <table:table-cell office:value-type="float" office:value="109072099.1" calcext:value-type="float">
            <text:p>109072099.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.4442495503" calcext:value-type="float">
            <text:p>8.4442495503</text:p>
          </table:table-cell>
          <table:table-cell office:value-type="float" office:value="216" calcext:value-type="float">
            <text:p>216</text:p>
          </table:table-cell>
          <table:table-cell office:value-type="float" office:value="205330575" calcext:value-type="float">
            <text:p>2053305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.7417724915" calcext:value-type="float">
            <text:p>5.7417724915</text:p>
          </table:table-cell>
          <table:table-cell office:value-type="float" office:value="180.5" calcext:value-type="float">
            <text:p>180.5</text:p>
          </table:table-cell>
          <table:table-cell office:value-type="float" office:value="141041595.5" calcext:value-type="float">
            <text:p>141041595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.4212795584" calcext:value-type="float">
            <text:p>4.4212795584</text:p>
          </table:table-cell>
          <table:table-cell office:value-type="float" office:value="141.5" calcext:value-type="float">
            <text:p>141.5</text:p>
          </table:table-cell>
          <table:table-cell office:value-type="float" office:value="95365361.75" calcext:value-type="float">
            <text:p>95365361.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.120592771" calcext:value-type="float">
            <text:p>3.120592771</text:p>
          </table:table-cell>
          <table:table-cell office:value-type="float" office:value="110" calcext:value-type="float">
            <text:p>110</text:p>
          </table:table-cell>
          <table:table-cell office:value-type="float" office:value="63488393.5" calcext:value-type="float">
            <text:p>63488393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.39979156" calcext:value-type="float">
            <text:p>3.39979156</text:p>
          </table:table-cell>
          <table:table-cell office:value-type="float" office:value="127" calcext:value-type="float">
            <text:p>127</text:p>
          </table:table-cell>
          <table:table-cell office:value-type="float" office:value="75618950" calcext:value-type="float">
            <text:p>756189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.180129468" calcext:value-type="float">
            <text:p>5.180129468</text:p>
          </table:table-cell>
          <table:table-cell office:value-type="float" office:value="233" calcext:value-type="float">
            <text:p>233</text:p>
          </table:table-cell>
          <table:table-cell office:value-type="float" office:value="125975838" calcext:value-type="float">
            <text:p>1259758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.952103788" calcext:value-type="float">
            <text:p>3.952103788</text:p>
          </table:table-cell>
          <table:table-cell office:value-type="float" office:value="122" calcext:value-type="float">
            <text:p>122</text:p>
          </table:table-cell>
          <table:table-cell office:value-type="float" office:value="87533167" calcext:value-type="float">
            <text:p>87533167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5:33:22.977686455</meta:creation-date>
    <dc:date>2017-10-02T17:05:53.753119338</dc:date>
    <meta:editing-duration>PT35M29S</meta:editing-duration>
    <meta:editing-cycles>3</meta:editing-cycles>
    <meta:generator>LibreOffice/5.1.6.2$Linux_X86_64 LibreOffice_project/10m0$Build-2</meta:generator>
    <meta:document-statistic meta:table-count="1" meta:cell-count="115" meta:object-count="0"/>
  </office:meta>
</office:document-meta>
</file>